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ize="18pt" style:font-size-asian="18pt" style:font-size-complex="18pt"/>
    </style:style>
    <style:style style:name="ce4" style:family="table-cell" style:parent-style-name="Default" style:data-style-name="N19"/>
    <style:style style:name="co1" style:family="table-column">
      <style:table-column-properties fo:break-before="auto" style:column-width="7.5670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984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16380" table:default-cell-style-name="ce1"/>
        <table:table-row table:style-name="ro1">
          <table:table-cell table:style-name="ce1"/>
          <table:table-cell office:value-type="string" table:style-name="ce2">
            <text:p>Duração</text:p>
          </table:table-cell>
          <table:table-cell office:value-type="string" table:style-name="ce2">
            <text:p>Início</text:p>
          </table:table-cell>
          <table:table-cell office:value-type="string" table:style-name="ce2">
            <text:p>Término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rOpenMaps</text:p>
          </table:table-cell>
          <table:table-cell office:value-type="string" table:style-name="ce1">
            <text:p>25 dias</text:p>
          </table:table-cell>
          <table:table-cell office:value-type="date" office:date-value="2009-10-05T00:00:00" table:style-name="ce4">
            <text:p>05/10/2009</text:p>
          </table:table-cell>
          <table:table-cell office:value-type="date" office:date-value="2009-10-29T00:00:00" table:style-name="ce4">
            <text:p>29/10/20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iciaç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5"/>Definição da equipe</text:p>
          </table:table-cell>
          <table:table-cell office:value-type="string" table:style-name="ce1">
            <text:p>1 dia</text:p>
          </table:table-cell>
          <table:table-cell office:value-type="date" office:date-value="2009-10-05T00:00:00" table:style-name="ce4">
            <text:p>05/10/2009</text:p>
          </table:table-cell>
          <table:table-cell office:value-type="date" office:date-value="2009-10-05T00:00:00" table:style-name="ce4">
            <text:p>05/10/20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5"/>Definição do nome do projeto</text:p>
          </table:table-cell>
          <table:table-cell office:value-type="string" table:style-name="ce1">
            <text:p>1 dia</text:p>
          </table:table-cell>
          <table:table-cell office:value-type="date" office:date-value="2009-10-06T00:00:00" table:style-name="ce4">
            <text:p>06/10/2009</text:p>
          </table:table-cell>
          <table:table-cell office:value-type="date" office:date-value="2009-10-06T00:00:00" table:style-name="ce4">
            <text:p>06/10/20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lanejam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5"/>Divisão de tarefas</text:p>
          </table:table-cell>
          <table:table-cell office:value-type="string" table:style-name="ce1">
            <text:p>2 dias</text:p>
          </table:table-cell>
          <table:table-cell office:value-type="date" office:date-value="2009-10-07T00:00:00" table:style-name="ce4">
            <text:p>07/10/2009</text:p>
          </table:table-cell>
          <table:table-cell office:value-type="date" office:date-value="2009-10-08T00:00:00" table:style-name="ce4">
            <text:p>08/10/20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5"/>Escolha de tecnologias</text:p>
          </table:table-cell>
          <table:table-cell office:value-type="string" table:style-name="ce1">
            <text:p>2 dias</text:p>
          </table:table-cell>
          <table:table-cell office:value-type="date" office:date-value="2009-10-09T00:00:00" table:style-name="ce4">
            <text:p>09/10/2009</text:p>
          </table:table-cell>
          <table:table-cell office:value-type="date" office:date-value="2009-10-10T00:00:00" table:style-name="ce4">
            <text:p>10/10/20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envolvim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s text:c="5"/>Requisit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10"/>Levantamento dos Requisitos</text:p>
          </table:table-cell>
          <table:table-cell office:value-type="string" table:style-name="ce1">
            <text:p>3 dias</text:p>
          </table:table-cell>
          <table:table-cell office:value-type="date" office:date-value="2009-10-11T00:00:00" table:style-name="ce4">
            <text:p>11/10/2009</text:p>
          </table:table-cell>
          <table:table-cell office:value-type="date" office:date-value="2009-10-13T00:00:00" table:style-name="ce4">
            <text:p>13/10/20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0"/>Especificação dos Requisitos</text:p>
          </table:table-cell>
          <table:table-cell office:value-type="string" table:style-name="ce1">
            <text:p>3 dias</text:p>
          </table:table-cell>
          <table:table-cell office:value-type="date" office:date-value="2009-10-11T00:00:00" table:style-name="ce4">
            <text:p>11/10/2009</text:p>
          </table:table-cell>
          <table:table-cell office:value-type="date" office:date-value="2009-10-13T00:00:00" table:style-name="ce4">
            <text:p>13/10/20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0"/>Apuração dos Requisitos</text:p>
          </table:table-cell>
          <table:table-cell office:value-type="string" table:style-name="ce1">
            <text:p>3 dias</text:p>
          </table:table-cell>
          <table:table-cell office:value-type="date" office:date-value="2009-10-11T00:00:00" table:style-name="ce4">
            <text:p>11/10/2009</text:p>
          </table:table-cell>
          <table:table-cell office:value-type="date" office:date-value="2009-10-13T00:00:00" table:style-name="ce4">
            <text:p>13/10/20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<text:s text:c="5"/>Análi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10"/>Criação dos casos de uso</text:p>
          </table:table-cell>
          <table:table-cell office:value-type="string" table:style-name="ce1">
            <text:p>5 dias</text:p>
          </table:table-cell>
          <table:table-cell office:value-type="date" office:date-value="2009-10-14T00:00:00" table:style-name="ce4">
            <text:p>14/10/2009</text:p>
          </table:table-cell>
          <table:table-cell office:value-type="date" office:date-value="2009-10-18T00:00:00" table:style-name="ce4">
            <text:p>18/10/20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0"/>Criação dos diagramas de Atividades</text:p>
          </table:table-cell>
          <table:table-cell office:value-type="string" table:style-name="ce1">
            <text:p>5 dias</text:p>
          </table:table-cell>
          <table:table-cell office:value-type="date" office:date-value="2009-10-19T00:00:00" table:style-name="ce4">
            <text:p>19/10/2009</text:p>
          </table:table-cell>
          <table:table-cell office:value-type="date" office:date-value="2009-10-23T00:00:00" table:style-name="ce4">
            <text:p>23/10/20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<text:s text:c="5"/>Document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10"/>Criação do documento de casos de uso</text:p>
          </table:table-cell>
          <table:table-cell office:value-type="string" table:style-name="ce1">
            <text:p>2 dias</text:p>
          </table:table-cell>
          <table:table-cell office:value-type="date" office:date-value="2009-10-24T00:00:00" table:style-name="ce4">
            <text:p>24/10/2009</text:p>
          </table:table-cell>
          <table:table-cell office:value-type="date" office:date-value="2009-10-25T00:00:00" table:style-name="ce4">
            <text:p>25/10/20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0"/>Criação do documento de requisitos</text:p>
          </table:table-cell>
          <table:table-cell office:value-type="string" table:style-name="ce1">
            <text:p>2 dias</text:p>
          </table:table-cell>
          <table:table-cell office:value-type="date" office:date-value="2009-10-26T00:00:00" table:style-name="ce4">
            <text:p>26/10/2009</text:p>
          </table:table-cell>
          <table:table-cell office:value-type="date" office:date-value="2009-10-27T00:00:00" table:style-name="ce4">
            <text:p>27/10/20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0"/>Criação da apresentação do projeto</text:p>
          </table:table-cell>
          <table:table-cell office:value-type="string" table:style-name="ce1">
            <text:p>2 dias</text:p>
          </table:table-cell>
          <table:table-cell office:value-type="date" office:date-value="2009-10-28T00:00:00" table:style-name="ce4">
            <text:p>28/10/2009</text:p>
          </table:table-cell>
          <table:table-cell office:value-type="date" office:date-value="2009-10-29T00:00:00" table:style-name="ce4">
            <text:p>29/10/2009</text:p>
          </table:table-cell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  <table:table table:name="Plan2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Plan3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afael Melo Salum</meta:initial-creator>
    <dc:creator>Rafael Melo Salum</dc:creator>
    <meta:creation-date>2009-10-30T23:36:37Z</meta:creation-date>
    <dc:date>2009-10-31T07:22:33Z</dc:date>
  </office:meta>
</office:document-meta>
</file>